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5" table:default-cell-style-name="Default"/>
        <table:table-row table:style-name="ro1">
          <table:table-cell office:value-type="string" calcext:value-type="string">
            <text:p>loop numb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0B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C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B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C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B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C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B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5C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B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4D</text:p>
          </table:table-cell>
          <table:table-cell office:value-type="float" office:value="57" calcext:value-type="float">
            <text:p>5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5C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B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D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B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D</text:p>
          </table:table-cell>
          <table:table-cell office:value-type="float" office:value="57" calcext:value-type="float">
            <text:p>5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B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D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table:number-columns-repeated="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number-columns-repeated="1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number-columns-repeated="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E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table:number-columns-repeated="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table:number-columns-repeated="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B</text:p>
          </table:table-cell>
          <table:table-cell table:number-columns-repeated="1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0B</text:p>
          </table:table-cell>
          <table:table-cell office:value-type="string" calcext:value-type="string">
            <text:p>0E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4D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5C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4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4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4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4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4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4"/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DEC2HEX([.A1])" office:value-type="string" office:string-value="0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C2HEX([.A2])" office:value-type="string" office:string-value="2" calcext:value-type="string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C2HEX([.A3])" office:value-type="string" office:string-value="9" calcext:value-type="string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4]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C2HEX([.A5])" office:value-type="string" office:string-value="B" calcext:value-type="string">
            <text:p>B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C2HEX([.A6])" office:value-type="string" office:string-value="E" calcext:value-type="string">
            <text:p>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DEC2HEX([.A7])" office:value-type="string" office:string-value="29" calcext:value-type="string">
            <text:p>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8])" office:value-type="string" office:string-value="33" calcext:value-type="string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9])" office:value-type="string" office:string-value="33" calcext:value-type="string">
            <text:p>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DEC2HEX([.A10])" office:value-type="string" office:string-value="33" calcext:value-type="string">
            <text:p>3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DEC2HEX([.A11])" office:value-type="string" office:string-value="34" calcext:value-type="string">
            <text:p>3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DEC2HEX([.A12])" office:value-type="string" office:string-value="36" calcext:value-type="string">
            <text:p>3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DEC2HEX([.A13])" office:value-type="string" office:string-value="37" calcext:value-type="string">
            <text:p>3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14])" office:value-type="string" office:string-value="38" calcext:value-type="string">
            <text:p>3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DEC2HEX([.A15])" office:value-type="string" office:string-value="38" calcext:value-type="string">
            <text:p>3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DEC2HEX([.A16])" office:value-type="string" office:string-value="40" calcext:value-type="string">
            <text:p>4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DEC2HEX([.A17])" office:value-type="string" office:string-value="43" calcext:value-type="string">
            <text:p>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DEC2HEX([.A18])" office:value-type="string" office:string-value="47" calcext:value-type="string">
            <text:p>4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DEC2HEX([.A19])" office:value-type="string" office:string-value="4D" calcext:value-type="string">
            <text:p>4D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20])" office:value-type="string" office:string-value="57" calcext:value-type="string">
            <text:p>5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DEC2HEX([.A21])" office:value-type="string" office:string-value="57" calcext:value-type="string">
            <text:p>5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DEC2HEX([.A22])" office:value-type="string" office:string-value="5C" calcext:value-type="string">
            <text:p>5C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DEC2HEX([.A23])" office:value-type="string" office:string-value="63" calcext:value-type="string">
            <text:p>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DEC2HEX([.A24])" office:value-type="string" office:string-value="64" calcext:value-type="string">
            <text:p>64</text:p>
          </table:table-cell>
        </table:table-row>
      </table:table>
      <table:named-expressions/>
      <table:database-ranges>
        <table:database-range table:name="__Anonymous_Sheet_DB__1" table:target-range-address="Sheet2.A1:Sheet2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0-23T21:46:30.618000000</dc:date>
    <meta:editing-duration>PT1H42M15S</meta:editing-duration>
    <meta:editing-cycles>1</meta:editing-cycles>
    <meta:document-statistic meta:table-count="2" meta:cell-count="470" meta:object-count="0"/>
    <meta:generator>LibreOffice/7.4.1.2$Windows_x86 LibreOffice_project/3c58a8f3a960df8bc8fd77b461821e42c061c5f0</meta:generator>
  </office:meta>
</office:document-meta>
</file>